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" svg:font-family="'Latin Modern Math'" style:font-pitch="variable"/>
    <style:font-face style:name="Latin Modern Math1" svg:font-family="'Latin Modern Math'" style:font-adornments="10 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08cm" draw:marker-end-width="0.08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395cm"/>
      <style:paragraph-properties style:writing-mode="lr-tb"/>
    </style:style>
    <style:style style:name="gr3" style:family="graphic" style:parent-style-name="objectwithoutfill">
      <style:graphic-properties svg:stroke-width="0.03cm" svg:stroke-color="#000000" draw:marker-start-width="0.4cm" draw:marker-end-width="0.4cm" draw:fill="none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4cm" svg:stroke-color="#5983b0" draw:marker-start-width="0.27cm" draw:marker-end-width="0.27cm" draw:fill="bitmap" draw:textarea-vertical-align="middle" fo:padding-top="0.13cm" fo:padding-bottom="0.13cm" fo:padding-left="0.255cm" fo:padding-right="0.255cm"/>
    </style:style>
    <style:style style:name="gr5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505cm"/>
      <style:paragraph-properties style:writing-mode="lr-tb"/>
    </style:style>
    <style:style style:name="gr6" style:family="graphic" style:parent-style-name="standard" style:list-style-name="L1">
      <style:graphic-properties draw:stroke="none" svg:stroke-width="0.05cm" svg:stroke-color="#000000" draw:marker-start-width="0.08cm" draw:marker-end-width="0.08cm" draw:fill="none" draw:fill-color="#ffffff" fo:min-height="0.42cm"/>
      <style:paragraph-properties style:writing-mode="lr-tb"/>
    </style:style>
    <style:style style:name="gr7" style:family="graphic" style:parent-style-name="standard" style:list-style-name="L1">
      <style:graphic-properties draw:stroke="none" svg:stroke-width="0.05cm" svg:stroke-color="#000000" draw:marker-start-width="0.08cm" draw:marker-end-width="0.08cm" draw:fill="none" draw:fill-color="#ffffff" fo:min-height="0.42cm"/>
      <style:paragraph-properties style:writing-mode="lr-tb"/>
    </style:style>
    <style:style style:name="gr8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513cm"/>
      <style:paragraph-properties style:writing-mode="lr-tb"/>
    </style:style>
    <style:style style:name="gr9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713cm"/>
      <style:paragraph-properties style:writing-mode="lr-tb"/>
    </style:style>
    <style:style style:name="gr10" style:family="graphic" style:parent-style-name="standard" style:list-style-name="L1">
      <style:graphic-properties draw:stroke="none" svg:stroke-width="0.05cm" svg:stroke-color="#000000" draw:marker-start-width="0.08cm" draw:marker-end-width="0.08cm" draw:fill="none" draw:fill-color="#ffffff" fo:min-height="0.39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svg:stroke-width="0.05cm" draw:marker-start-width="0.08cm" draw:marker-end-width="0.08cm" draw:fill="solid" draw:fill-color="#729fcf" draw:textarea-horizontal-align="justify" draw:textarea-vertical-align="middle" draw:auto-grow-height="false" fo:min-height="0cm" fo:min-width="0cm" fo:padding-top="0.145cm" fo:padding-bottom="0.145cm" fo:padding-left="0.27cm" fo:padding-right="0.27cm"/>
    </style:style>
    <style:style style:name="gr12" style:family="graphic" style:parent-style-name="standard">
      <style:graphic-properties svg:stroke-width="0.04cm" svg:stroke-color="#5983b0" draw:marker-start-width="0.27cm" draw:marker-end-width="0.27cm" draw:textarea-vertical-align="middle" fo:padding-top="0.14cm" fo:padding-bottom="0.14cm" fo:padding-left="0.265cm" fo:padding-right="0.265cm"/>
    </style:style>
    <style:style style:name="gr13" style:family="graphic" style:parent-style-name="standard">
      <style:graphic-properties svg:stroke-width="0.03cm" draw:marker-start-width="0.25cm" draw:marker-end-width="0.25cm" draw:textarea-horizontal-align="justify" draw:textarea-vertical-align="middle" draw:auto-grow-height="false" fo:min-height="0.508cm" fo:min-width="0.684cm" fo:padding-top="0.135cm" fo:padding-bottom="0.135cm" fo:padding-left="0.26cm" fo:padding-right="0.26cm"/>
    </style:style>
    <style:style style:name="gr14" style:family="graphic" style:parent-style-name="standard">
      <style:graphic-properties draw:stroke="none" svg:stroke-color="#000000" draw:fill="none" draw:fill-color="#ffffff" fo:min-height="0.81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79cm"/>
      <style:paragraph-properties style:writing-mode="lr-tb"/>
    </style:style>
    <style:style style:name="gr16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.41cm" fo:min-width="0.252cm"/>
      <style:paragraph-properties style:writing-mode="lr-tb"/>
    </style:style>
    <style:style style:name="gr17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.41cm" fo:min-width="0.18cm"/>
      <style:paragraph-properties style:writing-mode="lr-tb"/>
    </style:style>
    <style:style style:name="gr18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.41cm" fo:min-width="0.44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3465a4" fo:font-size="10pt" fo:font-style="normal" fo:font-weight="bold" fo:background-color="transparent" style:font-size-asian="18pt" style:font-size-complex="18pt"/>
    </style:style>
    <style:style style:name="P3" style:family="paragraph">
      <loext:graphic-properties draw:fill="bitmap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ff0000" fo:font-size="8pt" style:font-size-asian="18pt" style:font-size-complex="18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f0000" fo:font-size="8pt" style:font-size-asian="18pt" style:font-size-complex="18pt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none" draw:fill-color="#ffffff"/>
      <style:paragraph-properties fo:margin-left="0cm" fo:margin-right="0cm" fo:text-indent="0cm" style:writing-mode="lr-tb"/>
      <style:text-properties fo:color="#3465a4" style:font-name="Liberation Sans" fo:font-size="10pt" fo:font-weight="bold" style:letter-kerning="true" style:font-name-asian="AR PL SungtiL GB" style:font-size-asian="18pt" style:font-name-complex="Lohit Devanagari" style:font-size-complex="18pt"/>
    </style:style>
    <style:style style:name="P9" style:family="paragraph">
      <loext:graphic-properties draw:fill="solid" draw:fill-color="#729fcf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font-size="20pt"/>
    </style:style>
    <style:style style:name="P13" style:family="paragraph">
      <loext:graphic-properties draw:fill="none" draw:fill-color="#ffffff"/>
      <style:paragraph-properties style:writing-mode="lr-tb"/>
      <style:text-properties fo:font-size="9pt"/>
    </style:style>
    <style:style style:name="T1" style:family="text">
      <style:text-properties fo:color="#3465a4" fo:font-size="10pt" fo:font-style="normal" fo:font-weight="bold" fo:background-color="transparent" style:font-size-asian="18pt" style:font-size-complex="18pt"/>
    </style:style>
    <style:style style:name="T2" style:family="text">
      <style:text-properties fo:color="#3465a4" style:font-name="Latin Modern Math1" fo:font-size="6pt" fo:font-style="normal" fo:font-weight="bold" fo:background-color="transparent" style:font-size-asian="18pt" style:font-size-complex="1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8pt" style:font-size-asian="18pt" style:font-size-complex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3465a4" style:font-name="Liberation Sans" fo:font-size="10pt" fo:font-weight="bold" style:letter-kerning="true" style:font-name-asian="AR PL SungtiL GB" style:font-size-asian="18pt" style:font-name-complex="Lohit Devanagari" style:font-size-complex="18pt"/>
    </style:style>
    <style:style style:name="T8" style:family="text">
      <style:text-properties fo:color="#3465a4" style:font-name="Liberation Sans" fo:font-size="7pt" fo:font-weight="bold" style:letter-kerning="true" style:font-name-asian="AR PL SungtiL GB" style:font-size-asian="18pt" style:font-name-complex="Lohit Devanagari" style:font-size-complex="18pt"/>
    </style:style>
    <style:style style:name="T9" style:family="text">
      <style:text-properties fo:font-size="20pt"/>
    </style:style>
    <style:style style:name="T10" style:family="text"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2" draw:id="id22">
          <draw:line draw:style-name="gr1" draw:text-style-name="P1" draw:layer="layout" svg:x1="14.748cm" svg:y1="5.49cm" svg:x2="15.948cm" svg:y2="5.487cm">
            <text:p/>
          </draw:line>
          <draw:line draw:style-name="gr1" draw:text-style-name="P1" draw:layer="layout" svg:x1="14.75cm" svg:y1="6.04cm" svg:x2="15.95cm" svg:y2="6.037cm">
            <text:p/>
          </draw:line>
          <draw:line draw:style-name="gr1" draw:text-style-name="P1" draw:layer="layout" svg:x1="15.35cm" svg:y1="6.938cm" svg:x2="15.356cm" svg:y2="6.045cm">
            <text:p/>
          </draw:line>
          <draw:line draw:style-name="gr1" draw:text-style-name="P1" draw:layer="layout" svg:x1="15.346cm" svg:y1="5.502cm" svg:x2="15.35cm" svg:y2="4.618cm">
            <text:p/>
          </draw:line>
        </draw:g>
        <draw:g xml:id="id4" draw:id="id4">
          <draw:line draw:style-name="gr1" draw:text-style-name="P1" draw:layer="layout" svg:x1="2.153cm" svg:y1="2.138cm" svg:x2="2.148cm" svg:y2="0.938cm">
            <text:p/>
          </draw:line>
          <draw:line draw:style-name="gr1" draw:text-style-name="P1" draw:layer="layout" svg:x1="2.703cm" svg:y1="2.136cm" svg:x2="2.698cm" svg:y2="0.936cm">
            <text:p/>
          </draw:line>
          <draw:line draw:style-name="gr1" draw:text-style-name="P1" draw:layer="layout" svg:x1="3.593cm" svg:y1="1.538cm" svg:x2="2.703cm" svg:y2="1.538cm">
            <text:p/>
          </draw:line>
          <draw:line draw:style-name="gr1" draw:text-style-name="P1" draw:layer="layout" svg:x1="2.16cm" svg:y1="1.538cm" svg:x2="1.28cm" svg:y2="1.538cm">
            <text:p/>
          </draw:line>
        </draw:g>
        <draw:frame draw:style-name="gr2" draw:text-style-name="P2" draw:layer="layout" svg:width="0.81cm" svg:height="0.645cm" svg:x="0.33cm" svg:y="0.853cm">
          <draw:text-box>
            <text:p><text:span text:style-name="T1">v</text:span><text:span text:style-name="T2">I</text:span></text:p>
          </draw:text-box>
        </draw:frame>
        <draw:g xml:id="id6" draw:id="id6">
          <draw:line draw:style-name="gr3" draw:text-style-name="P1" draw:layer="layout" svg:x1="4.53cm" svg:y1="4.612cm" svg:x2="3.93cm" svg:y2="4.612cm">
            <text:p/>
          </draw:line>
          <draw:line draw:style-name="gr3" draw:text-style-name="P1" draw:layer="layout" svg:x1="4.087cm" svg:y1="4.76cm" svg:x2="4.383cm" svg:y2="4.76cm">
            <text:p/>
          </draw:line>
          <draw:line draw:style-name="gr3" draw:text-style-name="P1" draw:layer="layout" svg:x1="4.167cm" svg:y1="4.888cm" svg:x2="4.309cm" svg:y2="4.888cm">
            <text:p/>
          </draw:line>
          <draw:line draw:style-name="gr3" draw:text-style-name="P1" draw:layer="layout" svg:x1="4.23cm" svg:y1="4.602cm" svg:x2="4.232cm" svg:y2="4.272cm">
            <text:p/>
          </draw:line>
        </draw:g>
        <draw:connector draw:style-name="gr4" draw:text-style-name="P3" draw:layer="layout" draw:type="line" svg:x1="4.28cm" svg:y1="1.538cm" svg:x2="6.45cm" svg:y2="1.532cm" draw:start-shape="id1" draw:start-glue-point="6" draw:end-shape="id2" svg:d="M4280 1538l2170-6" svg:viewBox="0 0 2171 7">
          <text:p/>
        </draw:connector>
        <draw:frame draw:style-name="gr5" draw:text-style-name="P4" draw:layer="layout" svg:width="0.93cm" svg:height="0.755cm" svg:x="12.11cm" svg:y="0.783cm">
          <draw:text-box>
            <text:p><text:span text:style-name="T3">R</text:span><text:span text:style-name="T4">2</text:span></text:p>
          </draw:text-box>
        </draw:frame>
        <draw:frame draw:style-name="gr5" draw:text-style-name="P4" draw:layer="layout" svg:width="0.95cm" svg:height="0.755cm" svg:x="2.9cm" svg:y="2.498cm">
          <draw:text-box>
            <text:p><text:span text:style-name="T3">R</text:span><text:span text:style-name="T4">1</text:span></text:p>
          </draw:text-box>
        </draw:frame>
        <draw:frame draw:style-name="gr5" draw:text-style-name="P4" draw:layer="layout" svg:width="0.92cm" svg:height="0.755cm" svg:x="1.99cm" svg:y="0.333cm">
          <draw:text-box>
            <text:p><text:span text:style-name="T3">C</text:span><text:span text:style-name="T4">1</text:span></text:p>
          </draw:text-box>
        </draw:frame>
        <draw:frame draw:style-name="gr6" draw:text-style-name="P6" draw:layer="layout" svg:width="2.27cm" svg:height="0.67cm" svg:x="7.39cm" svg:y="0.078cm">
          <draw:text-box>
            <text:p text:style-name="P5"><text:span text:style-name="T5">V</text:span><text:span text:style-name="T6">cc </text:span><text:span text:style-name="T3">= 10 V</text:span></text:p>
          </draw:text-box>
        </draw:frame>
        <draw:frame draw:style-name="gr7" draw:text-style-name="P6" draw:layer="layout" svg:width="2.27cm" svg:height="0.67cm" svg:x="7.37cm" svg:y="2.878cm">
          <draw:text-box>
            <text:p text:style-name="P5"><text:span text:style-name="T5">V</text:span><text:span text:style-name="T6">ee </text:span><text:span text:style-name="T3">= -10 V</text:span></text:p>
          </draw:text-box>
        </draw:frame>
        <draw:frame draw:style-name="gr5" draw:text-style-name="P4" draw:layer="layout" svg:width="0.93cm" svg:height="0.755cm" svg:x="7.44cm" svg:y="4.598cm">
          <draw:text-box>
            <text:p><text:span text:style-name="T3">R</text:span><text:span text:style-name="T4">3</text:span></text:p>
          </draw:text-box>
        </draw:frame>
        <draw:frame draw:style-name="gr5" draw:text-style-name="P4" draw:layer="layout" svg:width="0.93cm" svg:height="0.755cm" svg:x="4.26cm" svg:y="6.068cm">
          <draw:text-box>
            <text:p><text:span text:style-name="T3">R</text:span><text:span text:style-name="T4">4</text:span></text:p>
          </draw:text-box>
        </draw:frame>
        <draw:frame draw:style-name="gr2" draw:text-style-name="P4" draw:layer="layout" svg:width="1.1cm" svg:height="0.645cm" svg:x="7.35cm" svg:y="6.163cm">
          <draw:text-box>
            <text:p><text:span text:style-name="T3">R</text:span><text:span text:style-name="T4">4p</text:span></text:p>
          </draw:text-box>
        </draw:frame>
        <draw:frame draw:style-name="gr8" draw:text-style-name="P4" draw:layer="layout" svg:width="1.1cm" svg:height="0.763cm" svg:x="11.96cm" svg:y="3.625cm">
          <draw:text-box>
            <text:p><text:span text:style-name="T3">R</text:span><text:span text:style-name="T4">2</text:span><text:span text:style-name="T4">p</text:span></text:p>
          </draw:text-box>
        </draw:frame>
        <draw:g xml:id="id21" draw:id="id21">
          <draw:line draw:style-name="gr3" draw:text-style-name="P1" draw:layer="layout" svg:x1="15.65cm" svg:y1="7.672cm" svg:x2="15.05cm" svg:y2="7.672cm">
            <text:p/>
          </draw:line>
          <draw:line draw:style-name="gr3" draw:text-style-name="P1" draw:layer="layout" svg:x1="15.207cm" svg:y1="7.82cm" svg:x2="15.503cm" svg:y2="7.82cm">
            <text:p/>
          </draw:line>
          <draw:line draw:style-name="gr3" draw:text-style-name="P1" draw:layer="layout" svg:x1="15.287cm" svg:y1="7.948cm" svg:x2="15.429cm" svg:y2="7.948cm">
            <text:p/>
          </draw:line>
          <draw:line draw:style-name="gr3" draw:text-style-name="P1" draw:layer="layout" svg:x1="15.35cm" svg:y1="7.662cm" svg:x2="15.352cm" svg:y2="7.332cm">
            <text:p/>
          </draw:line>
        </draw:g>
        <draw:frame draw:style-name="gr9" draw:text-style-name="P4" draw:layer="layout" svg:width="1.06cm" svg:height="0.963cm" svg:x="15.79cm" svg:y="5.423cm">
          <draw:text-box>
            <text:p><text:span text:style-name="T3">C</text:span><text:span text:style-name="T4">2s</text:span></text:p>
          </draw:text-box>
        </draw:frame>
        <draw:frame draw:style-name="gr10" draw:text-style-name="P8" draw:layer="layout" svg:width="0.61cm" svg:height="0.395cm" svg:x="16.65cm" svg:y="1.333cm">
          <draw:text-box>
            <text:p text:style-name="P7"><text:span text:style-name="T7">v</text:span><text:span text:style-name="T8">O</text:span></text:p>
          </draw:text-box>
        </draw:frame>
        <draw:connector draw:style-name="gr4" draw:text-style-name="P3" draw:layer="layout" draw:type="line" svg:x1="0.935cm" svg:y1="1.538cm" svg:x2="1.28cm" svg:y2="1.537cm" draw:start-shape="id3" draw:start-glue-point="6" draw:end-shape="id4" draw:end-glue-point="3" svg:d="M935 1538l345-1" svg:viewBox="0 0 346 2">
          <text:p/>
        </draw:connector>
        <draw:custom-shape draw:style-name="gr11" draw:text-style-name="P9" xml:id="id3" draw:id="id3" draw:layer="layout" svg:width="0.1cm" svg:height="0.1cm" draw:transform="rotate (3.13688026460941) translate (0.935cm 1.58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4.18cm" svg:y1="1.538cm" svg:x2="3.593cm" svg:y2="1.537cm" draw:start-shape="id1" draw:start-glue-point="10" draw:end-shape="id4" draw:end-glue-point="1" svg:d="M4180 1538l-587-1" svg:viewBox="0 0 588 2">
          <text:p/>
        </draw:connector>
        <draw:connector draw:style-name="gr4" draw:text-style-name="P3" draw:layer="layout" draw:type="line" svg:x1="4.23cm" svg:y1="1.588cm" svg:x2="4.23cm" svg:y2="1.908cm" draw:start-shape="id1" draw:start-glue-point="4" draw:end-shape="id5" draw:end-glue-point="0" svg:d="M4230 1588v320" svg:viewBox="0 0 1 321">
          <text:p/>
        </draw:connector>
        <draw:connector draw:style-name="gr4" draw:text-style-name="P3" draw:layer="layout" draw:type="line" svg:x1="4.23cm" svg:y1="4.272cm" svg:x2="4.23cm" svg:y2="3.928cm" draw:start-shape="id6" draw:start-glue-point="0" draw:end-shape="id5" draw:end-glue-point="2" svg:d="M4230 4272v-344" svg:viewBox="0 0 1 345">
          <text:p/>
        </draw:connector>
        <draw:connector draw:style-name="gr12" draw:text-style-name="P10" draw:layer="layout" svg:x1="5.5cm" svg:y1="4.138cm" svg:x2="6.518cm" svg:y2="2.108cm" draw:start-shape="id7" draw:start-glue-point="8" draw:end-shape="id8" draw:end-glue-point="3" svg:d="M5500 4138v-2030h1018" svg:viewBox="0 0 1019 2031">
          <text:p/>
        </draw:connector>
        <draw:connector draw:style-name="gr4" draw:text-style-name="P3" draw:layer="layout" draw:type="line" svg:x1="5.5cm" svg:y1="4.238cm" svg:x2="5.51cm" svg:y2="5.288cm" draw:start-shape="id7" draw:start-glue-point="4" draw:end-shape="id9" draw:end-glue-point="0" svg:d="M5500 4238l10 1050" svg:viewBox="0 0 11 1051">
          <text:p/>
        </draw:connector>
        <draw:connector draw:style-name="gr4" draw:text-style-name="P3" draw:layer="layout" draw:type="line" svg:x1="5.55cm" svg:y1="4.188cm" svg:x2="6.9cm" svg:y2="4.19cm" draw:start-shape="id7" draw:start-glue-point="6" draw:end-shape="id10" draw:end-glue-point="3" svg:d="M5550 4188l1350 2" svg:viewBox="0 0 1351 3">
          <text:p/>
        </draw:connector>
        <draw:custom-shape draw:style-name="gr11" draw:text-style-name="P9" xml:id="id7" draw:id="id7" draw:layer="layout" svg:width="0.1cm" svg:height="0.1cm" draw:transform="rotate (3.13688026460941) translate (5.55cm 4.23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line-skew="0.185cm" svg:x1="6.91cm" svg:y1="5.288cm" svg:x2="5.512cm" svg:y2="5.201cm" draw:start-shape="id11" draw:start-glue-point="0" svg:d="M6910 5288v-340h-1398v253" svg:viewBox="0 0 1399 341">
          <text:p/>
        </draw:connector>
        <draw:connector draw:style-name="gr4" draw:text-style-name="P3" draw:layer="layout" draw:type="line" svg:x1="5.51cm" svg:y1="7.318cm" svg:x2="5.51cm" svg:y2="7.558cm" draw:start-shape="id9" draw:start-glue-point="2" svg:d="M5510 7318v240" svg:viewBox="0 0 1 241">
          <text:p/>
        </draw:connector>
        <draw:connector draw:style-name="gr12" draw:text-style-name="P10" draw:layer="layout" draw:line-skew="-1.131cm 1.345cm 0.515cm" svg:x1="6.91cm" svg:y1="7.318cm" svg:x2="5.51cm" svg:y2="7.558cm" draw:start-shape="id11" draw:start-glue-point="2" draw:end-shape="id12" draw:end-glue-point="0" svg:d="M6910 7318v240h-870-530" svg:viewBox="0 0 1401 241">
          <text:p/>
        </draw:connector>
        <draw:connector draw:style-name="gr4" draw:text-style-name="P3" draw:layer="layout" draw:type="line" svg:x1="7.31cm" svg:y1="2.108cm" svg:x2="7.31cm" svg:y2="3.308cm" draw:start-shape="id8" draw:start-glue-point="1" draw:end-shape="id13" draw:end-glue-point="8" svg:d="M7310 2108v1200" svg:viewBox="0 0 1 1201">
          <text:p/>
        </draw:connector>
        <draw:connector draw:style-name="gr4" draw:text-style-name="P3" draw:layer="layout" draw:type="line" svg:x1="7.31cm" svg:y1="1.532cm" svg:x2="7.321cm" svg:y2="0.302cm" draw:start-shape="id2" draw:start-glue-point="1" draw:end-shape="id14" draw:end-glue-point="4" svg:d="M7310 1532l11-1230" svg:viewBox="0 0 12 1231">
          <text:p/>
        </draw:connector>
        <draw:custom-shape draw:style-name="gr13" draw:text-style-name="P10" xml:id="id16" draw:id="id16" draw:layer="layout" svg:width="2.367cm" svg:height="2.273cm" draw:transform="rotate (-1.57323978774769) translate (8.483cm 0.621cm)">
          <text:p/>
          <draw:enhanced-geometry svg:viewBox="0 0 21600 21600" draw:glue-points="?f0 0 ?f1 10800 0 21600 10800 21600 21600 21600 ?f7 10800" draw:text-areas="?f1 10800 ?f2 18000 ?f3 7200 ?f4 21600" draw:type="isosceles-triangle" draw:modifiers="11030.561797752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12" xml:id="id2" draw:id="id2" draw:layer="layout" svg:width="0.86cm" svg:height="1.068cm" svg:x="6.45cm" svg:y="0.998cm">
          <draw:text-box>
            <text:p text:style-name="P11"><text:span text:style-name="T9">+</text:span></text:p>
          </draw:text-box>
        </draw:frame>
        <draw:frame draw:style-name="gr15" draw:text-style-name="P12" xml:id="id8" draw:id="id8" draw:layer="layout" svg:width="0.792cm" svg:height="1.04cm" svg:x="6.518cm" svg:y="1.588cm">
          <draw:text-box>
            <text:p text:style-name="P11"><text:span text:style-name="T9">-</text:span></text:p>
          </draw:text-box>
        </draw:frame>
        <draw:connector draw:style-name="gr12" draw:text-style-name="P10" draw:layer="layout" svg:x1="9.93cm" svg:y1="1.878cm" svg:x2="8.91cm" svg:y2="4.19cm" draw:start-shape="id15" draw:start-glue-point="4" draw:end-shape="id10" draw:end-glue-point="1" svg:d="M9930 1878v2312h-1020" svg:viewBox="0 0 1021 2313">
          <text:p/>
        </draw:connector>
        <draw:connector draw:style-name="gr4" draw:text-style-name="P3" draw:layer="layout" draw:type="line" svg:x1="8.483cm" svg:y1="1.831cm" svg:x2="9.88cm" svg:y2="1.828cm" draw:start-shape="id16" draw:start-glue-point="4" draw:end-shape="id15" draw:end-glue-point="10" svg:d="M8483 1831l1397-3" svg:viewBox="0 0 1398 4">
          <text:p/>
        </draw:connector>
        <draw:connector draw:style-name="gr4" draw:text-style-name="P3" draw:layer="layout" draw:type="line" svg:x1="9.98cm" svg:y1="1.828cm" svg:x2="11.6cm" svg:y2="1.83cm" draw:start-shape="id15" draw:start-glue-point="6" draw:end-shape="id17" draw:end-glue-point="3" svg:d="M9980 1828l1620 2" svg:viewBox="0 0 1621 3">
          <text:p/>
        </draw:connector>
        <draw:connector draw:style-name="gr12" draw:text-style-name="P10" draw:layer="layout" draw:line-skew="-0.18cm" svg:x1="11.57cm" svg:y1="3.171cm" svg:x2="10.694cm" svg:y2="1.825cm" draw:start-shape="id18" draw:start-glue-point="3" svg:d="M11570 3171h-880v-1346h4" svg:viewBox="0 0 881 1347">
          <text:p/>
        </draw:connector>
        <draw:connector draw:style-name="gr4" draw:text-style-name="P3" draw:layer="layout" draw:type="line" svg:x1="16.56cm" svg:y1="1.828cm" svg:x2="13.61cm" svg:y2="1.83cm" draw:start-shape="id19" draw:start-glue-point="10" draw:end-shape="id17" draw:end-glue-point="1" svg:d="M16560 1828l-2950 2" svg:viewBox="0 0 2951 3">
          <text:p/>
        </draw:connector>
        <draw:connector draw:style-name="gr4" draw:text-style-name="P3" draw:layer="layout" draw:type="line" svg:x1="15.349cm" svg:y1="2.018cm" svg:x2="15.349cm" svg:y2="1.833cm" draw:start-shape="id20" draw:start-glue-point="0" svg:d="M15349 2018v-185" svg:viewBox="0 0 1 186">
          <text:p/>
        </draw:connector>
        <draw:custom-shape draw:style-name="gr11" draw:text-style-name="P9" xml:id="id1" draw:id="id1" draw:layer="layout" svg:width="0.1cm" svg:height="0.1cm" draw:transform="rotate (3.13688026460941) translate (4.28cm 1.58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14" draw:id="id14" draw:layer="layout" svg:width="0.1cm" svg:height="0.1cm" draw:transform="rotate (3.13688026460941) translate (7.371cm 0.30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13" draw:id="id13" draw:layer="layout" svg:width="0.1cm" svg:height="0.1cm" draw:transform="rotate (3.13688026460941) translate (7.36cm 3.40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15" draw:id="id15" draw:layer="layout" svg:width="0.1cm" svg:height="0.1cm" draw:transform="rotate (3.13688026460941) translate (9.98cm 1.8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" draw:id="id12">
          <draw:line draw:style-name="gr3" draw:text-style-name="P1" draw:layer="layout" svg:x1="5.81cm" svg:y1="7.898cm" svg:x2="5.21cm" svg:y2="7.898cm">
            <text:p/>
          </draw:line>
          <draw:line draw:style-name="gr3" draw:text-style-name="P1" draw:layer="layout" svg:x1="5.367cm" svg:y1="8.046cm" svg:x2="5.663cm" svg:y2="8.046cm">
            <text:p/>
          </draw:line>
          <draw:line draw:style-name="gr3" draw:text-style-name="P1" draw:layer="layout" svg:x1="5.447cm" svg:y1="8.174cm" svg:x2="5.589cm" svg:y2="8.174cm">
            <text:p/>
          </draw:line>
          <draw:line draw:style-name="gr3" draw:text-style-name="P1" draw:layer="layout" svg:x1="5.51cm" svg:y1="7.888cm" svg:x2="5.512cm" svg:y2="7.558cm">
            <text:p/>
          </draw:line>
        </draw:g>
        <draw:g xml:id="id9" draw:id="id9">
          <draw:line draw:style-name="gr1" draw:text-style-name="P1" draw:layer="layout" svg:x1="5.52cm" svg:y1="5.288cm" svg:x2="5.051cm" svg:y2="5.43cm">
            <text:p/>
          </draw:line>
          <draw:line draw:style-name="gr1" draw:text-style-name="P1" draw:layer="layout" svg:x1="6cm" svg:y1="5.807cm" svg:x2="5.052cm" svg:y2="5.427cm">
            <text:p/>
          </draw:line>
          <draw:line draw:style-name="gr1" draw:text-style-name="P1" draw:layer="layout" svg:x1="6cm" svg:y1="6.498cm" svg:x2="5.02cm" svg:y2="6.778cm">
            <text:p/>
          </draw:line>
          <draw:line draw:style-name="gr1" draw:text-style-name="P1" draw:layer="layout" svg:x1="6cm" svg:y1="5.808cm" svg:x2="5.03cm" svg:y2="6.092cm">
            <text:p/>
          </draw:line>
          <draw:line draw:style-name="gr1" draw:text-style-name="P1" draw:layer="layout" svg:x1="6cm" svg:y1="6.478cm" svg:x2="5.03cm" svg:y2="6.108cm">
            <text:p/>
          </draw:line>
          <draw:line draw:style-name="gr1" draw:text-style-name="P1" draw:layer="layout" svg:x1="5.91cm" svg:y1="7.148cm" svg:x2="5.02cm" svg:y2="6.778cm">
            <text:p/>
          </draw:line>
          <draw:line draw:style-name="gr1" draw:text-style-name="P1" draw:layer="layout" svg:x1="5.91cm" svg:y1="7.158cm" svg:x2="5.5cm" svg:y2="7.318cm">
            <text:p/>
          </draw:line>
        </draw:g>
        <draw:g xml:id="id11" draw:id="id11">
          <draw:line draw:style-name="gr1" draw:text-style-name="P1" draw:layer="layout" svg:x1="6.92cm" svg:y1="5.288cm" svg:x2="6.451cm" svg:y2="5.43cm">
            <text:p/>
          </draw:line>
          <draw:line draw:style-name="gr1" draw:text-style-name="P1" draw:layer="layout" svg:x1="7.4cm" svg:y1="5.807cm" svg:x2="6.452cm" svg:y2="5.427cm">
            <text:p/>
          </draw:line>
          <draw:line draw:style-name="gr1" draw:text-style-name="P1" draw:layer="layout" svg:x1="7.4cm" svg:y1="6.498cm" svg:x2="6.42cm" svg:y2="6.778cm">
            <text:p/>
          </draw:line>
          <draw:line draw:style-name="gr1" draw:text-style-name="P1" draw:layer="layout" svg:x1="7.4cm" svg:y1="5.808cm" svg:x2="6.43cm" svg:y2="6.092cm">
            <text:p/>
          </draw:line>
          <draw:line draw:style-name="gr1" draw:text-style-name="P1" draw:layer="layout" svg:x1="7.4cm" svg:y1="6.478cm" svg:x2="6.43cm" svg:y2="6.108cm">
            <text:p/>
          </draw:line>
          <draw:line draw:style-name="gr1" draw:text-style-name="P1" draw:layer="layout" svg:x1="7.31cm" svg:y1="7.148cm" svg:x2="6.42cm" svg:y2="6.778cm">
            <text:p/>
          </draw:line>
          <draw:line draw:style-name="gr1" draw:text-style-name="P1" draw:layer="layout" svg:x1="7.31cm" svg:y1="7.158cm" svg:x2="6.9cm" svg:y2="7.318cm">
            <text:p/>
          </draw:line>
        </draw:g>
        <draw:g xml:id="id5" draw:id="id5">
          <draw:line draw:style-name="gr1" draw:text-style-name="P1" draw:layer="layout" svg:x1="4.24cm" svg:y1="1.908cm" svg:x2="3.771cm" svg:y2="2.05cm">
            <text:p/>
          </draw:line>
          <draw:line draw:style-name="gr1" draw:text-style-name="P1" draw:layer="layout" svg:x1="4.72cm" svg:y1="2.427cm" svg:x2="3.772cm" svg:y2="2.047cm">
            <text:p/>
          </draw:line>
          <draw:line draw:style-name="gr1" draw:text-style-name="P1" draw:layer="layout" svg:x1="4.72cm" svg:y1="3.118cm" svg:x2="3.74cm" svg:y2="3.398cm">
            <text:p/>
          </draw:line>
          <draw:line draw:style-name="gr1" draw:text-style-name="P1" draw:layer="layout" svg:x1="4.72cm" svg:y1="2.428cm" svg:x2="3.75cm" svg:y2="2.712cm">
            <text:p/>
          </draw:line>
          <draw:line draw:style-name="gr1" draw:text-style-name="P1" draw:layer="layout" svg:x1="4.72cm" svg:y1="3.098cm" svg:x2="3.75cm" svg:y2="2.728cm">
            <text:p/>
          </draw:line>
          <draw:line draw:style-name="gr1" draw:text-style-name="P1" draw:layer="layout" svg:x1="4.63cm" svg:y1="3.768cm" svg:x2="3.74cm" svg:y2="3.398cm">
            <text:p/>
          </draw:line>
          <draw:line draw:style-name="gr1" draw:text-style-name="P1" draw:layer="layout" svg:x1="4.63cm" svg:y1="3.778cm" svg:x2="4.22cm" svg:y2="3.928cm">
            <text:p/>
          </draw:line>
        </draw:g>
        <draw:g xml:id="id10" draw:id="id10">
          <draw:line draw:style-name="gr1" draw:text-style-name="P1" draw:layer="layout" svg:x1="6.9cm" svg:y1="4.203cm" svg:x2="7.048cm" svg:y2="3.698cm">
            <text:p/>
          </draw:line>
          <draw:line draw:style-name="gr1" draw:text-style-name="P1" draw:layer="layout" svg:x1="7.392cm" svg:y1="4.659cm" svg:x2="7.045cm" svg:y2="3.699cm">
            <text:p/>
          </draw:line>
          <draw:line draw:style-name="gr1" draw:text-style-name="P1" draw:layer="layout" svg:x1="8.083cm" svg:y1="4.683cm" svg:x2="8.396cm" svg:y2="3.713cm">
            <text:p/>
          </draw:line>
          <draw:line draw:style-name="gr1" draw:text-style-name="P1" draw:layer="layout" svg:x1="7.394cm" svg:y1="4.659cm" svg:x2="7.711cm" svg:y2="3.699cm">
            <text:p/>
          </draw:line>
          <draw:line draw:style-name="gr1" draw:text-style-name="P1" draw:layer="layout" svg:x1="8.064cm" svg:y1="4.682cm" svg:x2="7.727cm" svg:y2="3.7cm">
            <text:p/>
          </draw:line>
          <draw:line draw:style-name="gr1" draw:text-style-name="P1" draw:layer="layout" svg:x1="8.736cm" svg:y1="4.615cm" svg:x2="8.397cm" svg:y2="3.713cm">
            <text:p/>
          </draw:line>
          <draw:line draw:style-name="gr1" draw:text-style-name="P1" draw:layer="layout" svg:x1="8.746cm" svg:y1="4.615cm" svg:x2="8.91cm" svg:y2="4.183cm">
            <text:p/>
          </draw:line>
        </draw:g>
        <draw:connector draw:style-name="gr12" draw:text-style-name="P10" draw:layer="layout" draw:line-skew="0.188cm" svg:x1="13.58cm" svg:y1="3.171cm" svg:x2="14.539cm" svg:y2="1.826cm" draw:start-shape="id18" draw:start-glue-point="1" svg:d="M13580 3171h930v-1345h29" svg:viewBox="0 0 960 1346">
          <text:p/>
        </draw:connector>
        <draw:custom-shape draw:style-name="gr11" draw:text-style-name="P9" xml:id="id19" draw:id="id19" draw:layer="layout" svg:width="0.1cm" svg:height="0.1cm" draw:transform="rotate (3.13688026460941) translate (16.66cm 1.8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5.35cm" svg:y1="7.332cm" svg:x2="15.349cm" svg:y2="6.938cm" draw:start-shape="id21" draw:start-glue-point="0" draw:end-shape="id22" draw:end-glue-point="2" svg:d="M15350 7332l-1-394" svg:viewBox="0 0 2 395">
          <text:p/>
        </draw:connector>
        <draw:frame draw:style-name="gr16" draw:text-style-name="P13" draw:layer="layout" svg:width="0.752cm" svg:height="0.66cm" svg:x="3.91cm" svg:y="0.891cm">
          <draw:text-box>
            <text:p><text:span text:style-name="T10">3</text:span></text:p>
          </draw:text-box>
        </draw:frame>
        <draw:frame draw:style-name="gr16" draw:text-style-name="P13" draw:layer="layout" svg:width="0.752cm" svg:height="0.66cm" svg:x="0.788cm" svg:y="1.608cm">
          <draw:text-box>
            <text:p><text:span text:style-name="T10">in</text:span></text:p>
          </draw:text-box>
        </draw:frame>
        <draw:frame draw:style-name="gr16" draw:text-style-name="P13" draw:layer="layout" svg:width="0.752cm" svg:height="0.66cm" svg:x="5.43cm" svg:y="3.578cm">
          <draw:text-box>
            <text:p><text:span text:style-name="T10">2</text:span></text:p>
          </draw:text-box>
        </draw:frame>
        <draw:frame draw:style-name="gr16" draw:text-style-name="P13" draw:layer="layout" svg:width="0.752cm" svg:height="0.66cm" svg:x="6.66cm" svg:y="0.008cm">
          <draw:text-box>
            <text:p><text:span text:style-name="T10">7</text:span></text:p>
          </draw:text-box>
        </draw:frame>
        <draw:frame draw:style-name="gr16" draw:text-style-name="P13" draw:layer="layout" svg:width="0.752cm" svg:height="0.66cm" svg:x="6.52cm" svg:y="3.018cm">
          <draw:text-box>
            <text:p><text:span text:style-name="T10">4</text:span></text:p>
          </draw:text-box>
        </draw:frame>
        <draw:frame draw:style-name="gr17" draw:text-style-name="P13" draw:layer="layout" svg:width="0.68cm" svg:height="0.66cm" svg:x="9.6cm" svg:y="1.178cm">
          <draw:text-box>
            <text:p><text:span text:style-name="T10">6</text:span></text:p>
          </draw:text-box>
        </draw:frame>
        <draw:frame draw:style-name="gr18" draw:text-style-name="P13" draw:layer="layout" svg:width="0.947cm" svg:height="0.66cm" svg:x="16.1cm" svg:y="1.878cm">
          <draw:text-box>
            <text:p><text:span text:style-name="T10">o</text:span><text:span text:style-name="T10">u</text:span><text:span text:style-name="T10">t</text:span></text:p>
          </draw:text-box>
        </draw:frame>
        <draw:g xml:id="id17" draw:id="id17">
          <draw:line draw:style-name="gr1" draw:text-style-name="P1" draw:layer="layout" svg:x1="11.6cm" svg:y1="1.843cm" svg:x2="11.748cm" svg:y2="1.338cm">
            <text:p/>
          </draw:line>
          <draw:line draw:style-name="gr1" draw:text-style-name="P1" draw:layer="layout" svg:x1="12.092cm" svg:y1="2.299cm" svg:x2="11.745cm" svg:y2="1.339cm">
            <text:p/>
          </draw:line>
          <draw:line draw:style-name="gr1" draw:text-style-name="P1" draw:layer="layout" svg:x1="12.783cm" svg:y1="2.323cm" svg:x2="13.096cm" svg:y2="1.353cm">
            <text:p/>
          </draw:line>
          <draw:line draw:style-name="gr1" draw:text-style-name="P1" draw:layer="layout" svg:x1="12.094cm" svg:y1="2.299cm" svg:x2="12.411cm" svg:y2="1.339cm">
            <text:p/>
          </draw:line>
          <draw:line draw:style-name="gr1" draw:text-style-name="P1" draw:layer="layout" svg:x1="12.764cm" svg:y1="2.322cm" svg:x2="12.427cm" svg:y2="1.34cm">
            <text:p/>
          </draw:line>
          <draw:line draw:style-name="gr1" draw:text-style-name="P1" draw:layer="layout" svg:x1="13.436cm" svg:y1="2.255cm" svg:x2="13.097cm" svg:y2="1.353cm">
            <text:p/>
          </draw:line>
          <draw:line draw:style-name="gr1" draw:text-style-name="P1" draw:layer="layout" svg:x1="13.446cm" svg:y1="2.255cm" svg:x2="13.61cm" svg:y2="1.823cm">
            <text:p/>
          </draw:line>
        </draw:g>
        <draw:g xml:id="id18" draw:id="id18">
          <draw:line draw:style-name="gr1" draw:text-style-name="P1" draw:layer="layout" svg:x1="11.57cm" svg:y1="3.184cm" svg:x2="11.718cm" svg:y2="2.679cm">
            <text:p/>
          </draw:line>
          <draw:line draw:style-name="gr1" draw:text-style-name="P1" draw:layer="layout" svg:x1="12.062cm" svg:y1="3.64cm" svg:x2="11.715cm" svg:y2="2.68cm">
            <text:p/>
          </draw:line>
          <draw:line draw:style-name="gr1" draw:text-style-name="P1" draw:layer="layout" svg:x1="12.753cm" svg:y1="3.664cm" svg:x2="13.066cm" svg:y2="2.694cm">
            <text:p/>
          </draw:line>
          <draw:line draw:style-name="gr1" draw:text-style-name="P1" draw:layer="layout" svg:x1="12.064cm" svg:y1="3.64cm" svg:x2="12.381cm" svg:y2="2.68cm">
            <text:p/>
          </draw:line>
          <draw:line draw:style-name="gr1" draw:text-style-name="P1" draw:layer="layout" svg:x1="12.734cm" svg:y1="3.663cm" svg:x2="12.397cm" svg:y2="2.681cm">
            <text:p/>
          </draw:line>
          <draw:line draw:style-name="gr1" draw:text-style-name="P1" draw:layer="layout" svg:x1="13.406cm" svg:y1="3.596cm" svg:x2="13.067cm" svg:y2="2.694cm">
            <text:p/>
          </draw:line>
          <draw:line draw:style-name="gr1" draw:text-style-name="P1" draw:layer="layout" svg:x1="13.416cm" svg:y1="3.596cm" svg:x2="13.58cm" svg:y2="3.164cm">
            <text:p/>
          </draw:line>
        </draw:g>
        <draw:g xml:id="id20" draw:id="id20">
          <draw:line draw:style-name="gr1" draw:text-style-name="P1" draw:layer="layout" svg:x1="14.748cm" svg:y1="2.89cm" svg:x2="15.948cm" svg:y2="2.887cm">
            <text:p/>
          </draw:line>
          <draw:line draw:style-name="gr1" draw:text-style-name="P1" draw:layer="layout" svg:x1="14.75cm" svg:y1="3.44cm" svg:x2="15.95cm" svg:y2="3.437cm">
            <text:p/>
          </draw:line>
          <draw:line draw:style-name="gr1" draw:text-style-name="P1" draw:layer="layout" svg:x1="15.35cm" svg:y1="4.338cm" svg:x2="15.356cm" svg:y2="3.445cm">
            <text:p/>
          </draw:line>
          <draw:line draw:style-name="gr1" draw:text-style-name="P1" draw:layer="layout" svg:x1="15.346cm" svg:y1="2.902cm" svg:x2="15.35cm" svg:y2="2.018cm">
            <text:p/>
          </draw:line>
        </draw:g>
        <draw:frame draw:style-name="gr9" draw:text-style-name="P4" draw:layer="layout" svg:width="1.06cm" svg:height="0.963cm" svg:x="15.86cm" svg:y="2.855cm">
          <draw:text-box>
            <text:p><text:span text:style-name="T3">C</text:span><text:span text:style-name="T4">2</text:span></text:p>
          </draw:text-box>
        </draw:frame>
        <draw:connector draw:style-name="gr4" draw:text-style-name="P3" draw:layer="layout" draw:type="line" svg:x1="15.349cm" svg:y1="4.338cm" svg:x2="15.349cm" svg:y2="4.618cm" draw:start-shape="id20" draw:start-glue-point="2" draw:end-shape="id22" svg:d="M15349 4338v280" svg:viewBox="0 0 1 28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" svg:font-family="'Latin Modern Math'" style:font-pitch="variable"/>
    <style:font-face style:name="Latin Modern Math1" svg:font-family="'Latin Modern Math'" style:font-adornments="10 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1cm" svg:stroke-color="#000000" draw:marker-start-width="0.22cm" draw:marker-start-center="false" draw:marker-end-width="0.2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3cm" svg:stroke-color="#000000" draw:marker-start-width="0.25cm" draw:marker-end-width="0.25cm" draw:fill="bitmap" draw:fill-image-name="_35__20_Percent" style:repeat="repea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98cm" fo:margin-bottom="0cm" fo:margin-left="0cm" fo:margin-right="0cm" fo:page-width="17.4cm" fo:page-height="8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6-04T15:13:11.215821295</dc:date>
    <meta:editing-duration>PT2H39M37S</meta:editing-duration>
    <meta:editing-cycles>38</meta:editing-cycles>
    <meta:generator>LibreOffice/6.4.7.2$Linux_X86_64 LibreOffice_project/40$Build-2</meta:generator>
    <meta:document-statistic meta:object-count="130"/>
  </office:meta>
</office:document-meta>
</file>